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2" style:family="paragraph" style:parent-style-name="Text_20_body">
      <style:text-properties officeooo:rsid="0087cbe5" officeooo:paragraph-rsid="0087cbe5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text-properties officeooo:paragraph-rsid="008105a4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9b99a5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officeooo:rsid="0054a7d8" style:font-style-asian="normal" style:font-style-complex="normal"/>
    </style:style>
    <style:style style:name="T60" style:family="text">
      <style:text-properties fo:font-style="normal" officeooo:rsid="00967b5e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67b5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b99a5" style:font-style-asian="normal" style:font-weight-asian="normal" style:font-style-complex="normal" style:font-weight-complex="normal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49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0"><text:text-input text:description="&lt;if test=&quot;print_header&quot;&gt;">IF2</text:text-input></text:span><text:span text:style-name="T52">CUIT</text:span>: <text:text-input text:description="&lt;company.partner_id.commercial_partner_id.cuit&gt;">20-31393297-9</text:text-input><text:span text:style-name="T50"><text:text-input text:description="&lt;/if&gt;">&lt;/if&gt;</text:text-input></text:span></text:p>
            <text:p text:style-name="P5"><text:span text:style-name="T50"><text:text-input text:description="&lt;if test=&quot;print_header&quot;&gt;">IF2</text:text-input></text:span><text:span text:style-name="T52">Ing. Brutos</text:span>: <text:text-input text:description="&lt;company.partner_id.gross_income_number&gt;">EXENTO</text:text-input><text:span text:style-name="T50"><text:text-input text:description="&lt;/if&gt;">&lt;/if&gt;</text:text-input></text:span></text:p>
            <text:p text:style-name="P3"><text:span text:style-name="T50"><text:text-input text:description="&lt;if test=&quot;print_header&quot;&gt;">IF2</text:text-input></text:span><text:span text:style-name="T53">Inicio de actividades</text:span><text:span text:style-name="T51">: </text:span><text:span text:style-name="T51"><text:text-input text:description="&lt;if test=&quot;company.partner_id.start_date&quot;&gt;">If</text:text-input></text:span><text:span text:style-name="T51"><text:text-input text:description="&lt;formatLang(company.partner_id.start_date,date='true')&gt;">DD/MM/YYYY</text:text-input></text:span><text:span text:style-name="T51"><text:text-input text:description="&lt;/if&gt;">/if</text:text-input></text:span><text:span text:style-name="T50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57"><text:span text:style-name="T59"><text:placeholder text:placeholder-type="text">&lt;if test="o.picking_type_code == 'internal'"&gt;</text:placeholder></text:span><text:span text:style-name="T63">Ubicación origen:</text:span><text:span text:style-name="T60"><text:placeholder text:placeholder-type="text">&lt;o.location_id.location_id.name&gt;</text:placeholder></text:span>/<text:placeholder text:placeholder-type="text">&lt;o.location_id.name&gt;</text:placeholder><text:placeholder text:placeholder-type="text">&lt;/if&gt;</text:placeholder></text:p>
            <text:p text:style-name="P57"><text:span text:style-name="T59"><text:placeholder text:placeholder-type="text">&lt;if test="o.picking_type_code == 'internal'"&gt;</text:placeholder></text:span><text:span text:style-name="T63">Ubicación destino</text:span>: <text:placeholder text:placeholder-type="text">&lt;o.location_dest_id.location_id.name&gt;</text:placeholder>/<text:placeholder text:placeholder-type="text">&lt;o.location_dest_id.name&gt;</text:placeholder><text:placeholder text:placeholder-type="text">&lt;/if&gt;</text:placeholder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8">CUIT</text:span><text:span text:style-name="T57">:</text:span><text:span text:style-name="T65"> </text:span><text:span text:style-name="T61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4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5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3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4"/>
          </table:table-cell>
          <table:table-cell table:style-name="Tabla8.C1" office:value-type="string">
            <text:p text:style-name="P5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72"><text:text-input text:description="&lt;if test=&quot;print_serial_number and line.lot_id&quot;&gt;">if</text:text-input></text:span><text:span text:style-name="T72"><text:s/>- </text:span><text:span text:style-name="T6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72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0"><text:text-input text:description="&lt;/for&gt;">End For</text:text-input></text:p>
          </table:table-cell>
          <table:table-cell table:style-name="Tabla1.B3" office:value-type="string">
            <text:p text:style-name="P55"/>
          </table:table-cell>
        </table:table-row>
        <table:table-row table:style-name="Tabla1.3">
          <table:table-cell table:style-name="Tabla1.A4" office:value-type="string">
            <text:p text:style-name="P17"><text:text-input text:description="&lt;if test=&quot;page['complete_list']!=''&quot;&gt;">IF2</text:text-input></text:p>
          </table:table-cell>
          <table:table-cell table:style-name="Tabla1.B4" office:value-type="string">
            <text:p text:style-name="P55"/>
          </table:table-cell>
        </table:table-row>
        <table:table-row table:style-name="Tabla1.3">
          <table:table-cell table:style-name="Tabla1.A5" office:value-type="string">
            <text:p text:style-name="P51"><text:placeholder text:placeholder-type="text">&lt;page['complete_list']&gt;</text:placeholder></text:p>
          </table:table-cell>
          <table:table-cell table:style-name="Tabla1.B5" office:value-type="string">
            <text:p text:style-name="P55"/>
          </table:table-cell>
        </table:table-row>
        <table:table-row table:style-name="Tabla1.3">
          <table:table-cell table:style-name="Tabla1.A6" office:value-type="string">
            <text:p text:style-name="P18"><text:span text:style-name="T48"><text:s/></text:span><text:span text:style-name="T56"><text:text-input text:description="&lt;/if&gt;">&lt;/if&gt;</text:text-input></text:span></text:p>
          </table:table-cell>
          <table:table-cell table:style-name="Tabla1.B6" office:value-type="string">
            <text:p text:style-name="P5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4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31T08:51:52.560998615</dc:date>
    <meta:editing-duration>P2DT19H37M37S</meta:editing-duration>
    <meta:editing-cycles>395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6" meta:character-count="2022" meta:non-whitespace-character-count="1772"/>
  </office:meta>
</office:document-meta>
</file>